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AA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b Std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 Std.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 Std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Std.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 Std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 Std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 Std.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 Std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 Std.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Std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 Std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 Std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19.6" calcext:value-type="float">
            <text:p>19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06" calcext:value-type="float">
            <text:p>1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33" calcext:value-type="float">
            <text:p>2.3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7.9" calcext:value-type="float">
            <text:p>17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23.3" calcext:value-type="float">
            <text:p>23.3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2" calcext:value-type="float">
            <text:p>0.02</text:p>
          </table:table-cell>
          <table:table-cell office:value-type="float" office:value="3.15" calcext:value-type="float">
            <text:p>3.15</text:p>
          </table:table-cell>
          <table:table-cell office:value-type="float" office:value="0.09" calcext:value-type="float">
            <text:p>0.09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.74" calcext:value-type="float">
            <text:p>3.74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</table:table>
      <table:table table:name="Similarity Coefficients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" calcext:value-type="float">
            <text:p>0.23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9:47:31.08780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8T09:48:55.732971594</dc:date>
    <meta:editing-duration>PT1H2M15S</meta:editing-duration>
    <meta:editing-cycles>54</meta:editing-cycles>
    <meta:generator>LibreOffice/5.1.4.2$Linux_X86_64 LibreOffice_project/10m0$Build-2</meta:generator>
    <meta:document-statistic meta:table-count="2" meta:cell-count="910" meta:object-count="0"/>
  </office:meta>
</office:document-meta>
</file>